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65" calcext:value-type="float">
            <text:p>433086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5.55" calcext:value-type="currency">
            <text:p>$5.5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793" calcext:value-type="float">
            <text:p>4330793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01" calcext:value-type="float">
            <text:p>43308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859" calcext:value-type="float">
            <text:p>433085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Melexis Through Hole Hall Effect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US1881: Latched hall-effect sensor</text:p>
          </table:table-cell>
          <table:table-cell table:style-name="ce8" office:value-type="string" calcext:value-type="string">
            <text:p>TO-92</text:p>
          </table:table-cell>
          <table:table-cell table:style-name="ce8" office:value-type="string" calcext:value-type="string">
            <text:p>RS Components</text:p>
          </table:table-cell>
          <table:table-cell table:style-name="ce8" office:value-type="string" calcext:value-type="string">
            <text:p>194-296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au.rs-online.com/web/p/motion-sensor-ics/1942962?searchId=a58a7402-da3c-4acc-97b0-73d81d61bae4&amp;gb=s" xlink:type="simple">Click Here</text:a></text:p>
          </table:table-cell>
          <table:table-cell table:style-name="ce8" office:value-type="string" calcext:value-type="string">
            <text:p><text:a xlink:href="https://docs.rs-online.com/0c5f/A700000006488865.pdf" xlink:type="simple">Click Here</text:a></text:p>
          </table:table-cell>
          <table:table-cell table:style-name="ce19" office:value-type="currency" office:currency="AUD" office:value="0.782" calcext:value-type="currency">
            <text:p>$0.78</text:p>
          </table:table-cell>
          <table:table-cell table:style-name="ce19" table:formula="of:=IF(NOT(ISBLANK([.A15])); ([.L15]*[.D15])*[.C15];&quot;&quot;)" office:value-type="currency" office:currency="AUD" office:value="7.82" calcext:value-type="currency">
            <text:p>$7.82</text:p>
          </table:table-cell>
          <table:table-cell table:style-name="ce25" office:value-type="float" office:value="1" calcext:value-type="float">
            <text:p>1.0</text:p>
          </table:table-cell>
          <table:table-cell table:style-name="ce15" office:value-type="string" calcext:value-type="string">
            <text:p>Used for speed sensing</text:p>
          </table:table-cell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9])" office:value-type="currency" office:currency="AUD" office:value="84.16" calcext:value-type="currency">
            <text:p>$84.16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5])); [.L35]*[.C3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6])); [.L36]*[.C3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9])); [.L39]*[.C3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3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8:39:18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1-21T19:39:28.406000000</dc:date>
    <meta:editing-duration>PT8H42M19S</meta:editing-duration>
    <meta:editing-cycles>92</meta:editing-cycles>
    <meta:generator>LibreOffice/24.8.2.1$Windows_X86_64 LibreOffice_project/0f794b6e29741098670a3b95d60478a65d05ef13</meta:generator>
    <meta:document-statistic meta:table-count="2" meta:cell-count="334" meta:object-count="0"/>
  </office:meta>
</office:document-meta>
</file>